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89cba" officeooo:paragraph-rsid="00089cba" style:language-asian="zxx" style:country-asian="none" style:language-complex="zxx" style:country-complex="none"/>
    </style:style>
    <style:style style:name="P2" style:family="paragraph" style:parent-style-name="Standard">
      <style:text-properties fo:language="fr" fo:country="FR" officeooo:rsid="000948da" officeooo:paragraph-rsid="000948da" style:language-asian="zxx" style:country-asian="none" style:language-complex="zxx" style:country-complex="none"/>
    </style:style>
    <style:style style:name="P3" style:family="paragraph" style:parent-style-name="Standard">
      <style:text-properties fo:language="fr" fo:country="FR" officeooo:rsid="001270c6" officeooo:paragraph-rsid="001270c6" style:language-asian="zxx" style:country-asian="none" style:language-complex="zxx" style:country-complex="none"/>
    </style:style>
    <style:style style:name="P4" style:family="paragraph" style:parent-style-name="Standard">
      <style:text-properties fo:language="fr" fo:country="FR" officeooo:rsid="0013fef0" officeooo:paragraph-rsid="0013fef0" style:language-asian="zxx" style:country-asian="none" style:language-complex="zxx" style:country-complex="none"/>
    </style:style>
    <style:style style:name="P5" style:family="paragraph" style:parent-style-name="Text_20_body">
      <style:text-properties officeooo:rsid="0018c71c" officeooo:paragraph-rsid="0018c71c"/>
    </style:style>
    <style:style style:name="P6" style:family="paragraph" style:parent-style-name="Text_20_body">
      <style:text-properties officeooo:rsid="001a2861" officeooo:paragraph-rsid="001a2861"/>
    </style:style>
    <style:style style:name="P7" style:family="paragraph" style:parent-style-name="Text_20_body">
      <style:text-properties officeooo:rsid="001e2500" officeooo:paragraph-rsid="001e2500"/>
    </style:style>
    <style:style style:name="P8" style:family="paragraph" style:parent-style-name="Text_20_body">
      <style:text-properties officeooo:paragraph-rsid="00228949"/>
    </style:style>
    <style:style style:name="P9" style:family="paragraph" style:parent-style-name="Text_20_body">
      <style:text-properties officeooo:paragraph-rsid="0027195b"/>
    </style:style>
    <style:style style:name="P10" style:family="paragraph" style:parent-style-name="Text_20_body">
      <style:text-properties officeooo:rsid="002b8837" officeooo:paragraph-rsid="002b8837"/>
    </style:style>
    <style:style style:name="P11" style:family="paragraph" style:parent-style-name="Heading_20_1">
      <style:text-properties officeooo:rsid="0027195b" officeooo:paragraph-rsid="0027195b"/>
    </style:style>
    <style:style style:name="P12" style:family="paragraph" style:parent-style-name="Standard">
      <style:text-properties fo:language="fr" fo:country="FR" officeooo:rsid="00089cba" officeooo:paragraph-rsid="00089cba" style:language-asian="zxx" style:country-asian="none" style:language-complex="zxx" style:country-complex="none"/>
    </style:style>
    <style:style style:name="P13" style:family="paragraph" style:parent-style-name="Standard">
      <style:text-properties fo:language="fr" fo:country="FR" officeooo:rsid="0048cea4" officeooo:paragraph-rsid="0048cea4" style:language-asian="zxx" style:country-asian="none" style:language-complex="zxx" style:country-complex="none"/>
    </style:style>
    <style:style style:name="P14" style:family="paragraph" style:parent-style-name="Standard" style:list-style-name="L1">
      <style:paragraph-properties fo:margin-top="0.0398in" fo:margin-bottom="0.0398in" style:contextual-spacing="false"/>
      <style:text-properties officeooo:paragraph-rsid="0009b4a2"/>
    </style:style>
    <style:style style:name="P15" style:family="paragraph" style:parent-style-name="Standard" style:list-style-name="L1">
      <style:paragraph-properties fo:margin-top="0.0398in" fo:margin-bottom="0.0398in" style:contextual-spacing="false"/>
      <style:text-properties officeooo:paragraph-rsid="00171f55"/>
    </style:style>
    <style:style style:name="P16" style:family="paragraph" style:parent-style-name="Subtitle">
      <style:text-properties officeooo:paragraph-rsid="0040fb77"/>
    </style:style>
    <style:style style:name="P17" style:family="paragraph" style:parent-style-name="Text_20_body" style:list-style-name="L2">
      <style:text-properties officeooo:rsid="001e2500" officeooo:paragraph-rsid="001e2500"/>
    </style:style>
    <style:style style:name="P18" style:family="paragraph" style:parent-style-name="Text_20_body" style:list-style-name="L2">
      <style:text-properties officeooo:rsid="001e2500" officeooo:paragraph-rsid="00228949"/>
    </style:style>
    <style:style style:name="P19" style:family="paragraph" style:parent-style-name="Text_20_body" style:list-style-name="L2">
      <style:text-properties officeooo:rsid="00228949" officeooo:paragraph-rsid="00228949"/>
    </style:style>
    <style:style style:name="P20" style:family="paragraph" style:parent-style-name="Text_20_body" style:list-style-name="L3">
      <style:text-properties officeooo:rsid="0032ec45" officeooo:paragraph-rsid="0032ec45"/>
    </style:style>
    <style:style style:name="P21" style:family="paragraph" style:parent-style-name="Text_20_body" style:list-style-name="L4">
      <style:text-properties officeooo:rsid="0032ec45" officeooo:paragraph-rsid="0032ec45"/>
    </style:style>
    <style:style style:name="P22" style:family="paragraph" style:parent-style-name="Text_20_body" style:list-style-name="L5">
      <style:text-properties officeooo:paragraph-rsid="002e936f"/>
    </style:style>
    <style:style style:name="P23" style:family="paragraph" style:parent-style-name="Text_20_body" style:list-style-name="L5">
      <style:text-properties officeooo:rsid="003ecd97" officeooo:paragraph-rsid="003ecd97"/>
    </style:style>
    <style:style style:name="P24" style:family="paragraph" style:parent-style-name="Text_20_body" style:list-style-name="L5">
      <style:text-properties officeooo:rsid="003ecd97" officeooo:paragraph-rsid="003edd87"/>
    </style:style>
    <style:style style:name="P25" style:family="paragraph" style:parent-style-name="Text_20_body" style:list-style-name="L5">
      <style:text-properties officeooo:rsid="003edd87" officeooo:paragraph-rsid="003edd8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38bea" style:font-style-asian="italic" style:font-style-complex="italic"/>
    </style:style>
    <style:style style:name="T3" style:family="text">
      <style:text-properties fo:font-style="italic" officeooo:rsid="002bf0aa" style:font-style-asian="italic" style:font-style-complex="italic"/>
    </style:style>
    <style:style style:name="T4" style:family="text">
      <style:text-properties fo:font-style="italic" officeooo:rsid="002e97ec" style:font-style-asian="italic" style:font-style-complex="italic"/>
    </style:style>
    <style:style style:name="T5" style:family="text">
      <style:text-properties fo:font-style="italic" officeooo:rsid="0039e9ed" style:font-style-asian="italic" style:font-style-complex="italic"/>
    </style:style>
    <style:style style:name="T6" style:family="text">
      <style:text-properties fo:language="fr" fo:country="FR" officeooo:rsid="000948da" style:language-asian="zxx" style:country-asian="none" style:language-complex="zxx" style:country-complex="none"/>
    </style:style>
    <style:style style:name="T7" style:family="text">
      <style:text-properties fo:language="fr" fo:country="FR" officeooo:rsid="00142c18" style:language-asian="zxx" style:country-asian="none" style:language-complex="zxx" style:country-complex="none"/>
    </style:style>
    <style:style style:name="T8" style:family="text">
      <style:text-properties fo:language="fr" fo:country="FR" officeooo:rsid="0009b4a2" style:language-asian="zxx" style:country-asian="none" style:language-complex="zxx" style:country-complex="none"/>
    </style:style>
    <style:style style:name="T9" style:family="text">
      <style:text-properties fo:language="fr" fo:country="FR" officeooo:rsid="00154c51" style:language-asian="zxx" style:country-asian="none" style:language-complex="zxx" style:country-complex="none"/>
    </style:style>
    <style:style style:name="T10" style:family="text">
      <style:text-properties fo:language="fr" fo:country="FR" officeooo:rsid="00171f55" style:language-asian="zxx" style:country-asian="none" style:language-complex="zxx" style:country-complex="none"/>
    </style:style>
    <style:style style:name="T11" style:family="text">
      <style:text-properties fo:language="fr" fo:country="FR" officeooo:rsid="001c32b2" style:language-asian="zxx" style:country-asian="none" style:language-complex="zxx" style:country-complex="none"/>
    </style:style>
    <style:style style:name="T12" style:family="text">
      <style:text-properties fo:language="fr" fo:country="FR" officeooo:rsid="001c8763" style:language-asian="zxx" style:country-asian="none" style:language-complex="zxx" style:country-complex="none"/>
    </style:style>
    <style:style style:name="T13" style:family="text">
      <style:text-properties fo:language="fr" fo:country="FR" officeooo:rsid="0040a308" style:language-asian="zxx" style:country-asian="none" style:language-complex="zxx" style:country-complex="none"/>
    </style:style>
    <style:style style:name="T14" style:family="text">
      <style:text-properties fo:language="fr" fo:country="FR" fo:font-style="italic" officeooo:rsid="0040a308" style:language-asian="zxx" style:country-asian="none" style:font-style-asian="italic" style:language-complex="zxx" style:country-complex="none" style:font-style-complex="italic"/>
    </style:style>
    <style:style style:name="T15" style:family="text">
      <style:text-properties fo:language="fr" fo:country="FR" fo:font-style="italic" officeooo:rsid="00142c18" style:language-asian="zxx" style:country-asian="none" style:font-style-asian="italic" style:language-complex="zxx" style:country-complex="none" style:font-style-complex="italic"/>
    </style:style>
    <style:style style:name="T16" style:family="text">
      <style:text-properties officeooo:rsid="00142c18"/>
    </style:style>
    <style:style style:name="T17" style:family="text">
      <style:text-properties officeooo:rsid="00268722"/>
    </style:style>
    <style:style style:name="T18" style:family="text">
      <style:text-properties officeooo:rsid="002bf0aa"/>
    </style:style>
    <style:style style:name="T19" style:family="text">
      <style:text-properties officeooo:rsid="002db5ac"/>
    </style:style>
    <style:style style:name="T20" style:family="text">
      <style:text-properties officeooo:rsid="002e936f"/>
    </style:style>
    <style:style style:name="T21" style:family="text">
      <style:text-properties officeooo:rsid="002e97ec"/>
    </style:style>
    <style:style style:name="T22" style:family="text">
      <style:text-properties officeooo:rsid="002faa39"/>
    </style:style>
    <style:style style:name="T23" style:family="text">
      <style:text-properties officeooo:rsid="00318b62"/>
    </style:style>
    <style:style style:name="T24" style:family="text">
      <style:text-properties officeooo:rsid="00338bea"/>
    </style:style>
    <style:style style:name="T25" style:family="text">
      <style:text-properties officeooo:rsid="003691f9"/>
    </style:style>
    <style:style style:name="T26" style:family="text">
      <style:text-properties officeooo:rsid="0037eb12"/>
    </style:style>
    <style:style style:name="T27" style:family="text">
      <style:text-properties officeooo:rsid="0039e9ed"/>
    </style:style>
    <style:style style:name="T28" style:family="text">
      <style:text-properties officeooo:rsid="003edd87"/>
    </style:style>
    <style:style style:name="T29" style:family="text">
      <style:text-properties officeooo:rsid="00401b97"/>
    </style:style>
    <style:style style:name="T30" style:family="text">
      <style:text-properties officeooo:rsid="0040fb77"/>
    </style:style>
    <style:style style:name="T31" style:family="text">
      <style:text-properties style:font-name="Liberation Sans" officeooo:rsid="0040fb77" style:font-name-asian="DejaVu Sans" style:font-name-complex="FreeSans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4254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ramework – <text:span text:style-name="T30">Initiation à Spring avec Spring-boot</text:span></text:p>
      <text:p text:style-name="P16"><text:span text:style-name="T30">CSID 2020 – 2021 </text:span><text:span text:style-name="T31">· </text:span>TP 1 </text:p>
      <text:p text:style-name="P16"><text:span text:style-name="T17">Vendredi 13 novembre 2020</text:span></text:p>
      <text:p text:style-name="P1"/>
      <text:p text:style-name="P1"/>
      <text:h text:style-name="Heading_20_1" text:outline-level="1">Initialiser le projet</text:h>
      <text:p text:style-name="Text_20_body"/>
      <text:p text:style-name="P5"><text:span text:style-name="T32">IDE recommandé :</text:span> IntelliJ Idea Community Edition</text:p>
      <text:p text:style-name="P6"><text:span text:style-name="T32">Recommandé :</text:span> <text:span text:style-name="T33">I</text:span>nstallation de Maven (mais IntelliJ Idea embarque un maven), <text:span text:style-name="T33">Java 11 minimum</text:span></text:p>
      <text:p text:style-name="P13">Cloner le projet disponible à l'adresse suivante : <text:a xlink:type="simple" xlink:href="https://github.com/Kaway/CSID-web-repository-base" text:style-name="Internet_20_link" text:visited-style-name="Visited_20_Internet_20_Link">https://github.com/Kaway/CSID-web-repository-base</text:a></text:p>
      <text:p text:style-name="P3"/>
      <text:h text:style-name="Heading_20_1" text:outline-level="1">Juste un controller</text:h>
      <text:p text:style-name="P4"/>
      <text:p text:style-name="Text_20_body">Créer une classe RepositoryController. Cette classe sera annotée par <text:span text:style-name="T1">@RestController</text:span> et <text:span text:style-name="T1">@RequestMapping("/repositories")</text:span></text:p>
      <text:p text:style-name="Text_20_body"/>
      <text:list xml:id="list1081266668" text:style-name="L1">
        <text:list-item>
          <text:p text:style-name="P14"><text:span text:style-name="T10">Développer</text:span><text:span text:style-name="T8"> un endpoint GET </text:span><text:span text:style-name="T10">avec comme path "/repositories" </text:span><text:span text:style-name="T8">permettant de récupérer une liste de </text:span><text:span text:style-name="T10">repositories</text:span><text:span text:style-name="T8">. </text:span><text:span text:style-name="T10">Cette liste de répositories sera une variable initialisée dans le contructeur de notre controller</text:span></text:p>
        </text:list-item>
        <text:list-item>
          <text:p text:style-name="P15"><text:span text:style-name="T10">Développer</text:span><text:span text:style-name="T6"> un GET endpoint sur /repositories/</text:span><text:span text:style-name="T7">{name}</text:span><text:span text:style-name="T6"> qui renvoie </text:span><text:span text:style-name="T11">l'</text:span><text:span text:style-name="T6">objet Repository </text:span><text:span text:style-name="T11">de la liste </text:span><text:span text:style-name="T6">avec </text:span><text:span text:style-name="T7">{name} </text:span><text:span text:style-name="T6">comme no</text:span><text:span text:style-name="T7">m</text:span></text:p>
        </text:list-item>
        <text:list-item>
          <text:p text:style-name="P15"><text:span text:style-name="T10">Développer</text:span><text:span text:style-name="T6"> un POST sur /repositories qui prend </text:span><text:span text:style-name="T7">en body le json d'un objet Repository. La méthode devra générer un UUID, modifier l'objet json du body pour y mettre l'UUID, afficher l'objet en console et retourner un HTTP 201 </text:span><text:span text:style-name="T12">(created)</text:span><text:span text:style-name="T7"> avec comme </text:span><text:span text:style-name="T13">valeur pour le </text:span><text:span text:style-name="T14">header L</text:span><text:span text:style-name="T15">ocation</text:span><text:span text:style-name="T7"> </text:span><text:span text:style-name="T13">le nom du repository créé</text:span><text:span text:style-name="T7"> du repository</text:span></text:p>
        </text:list-item>
        <text:list-item>
          <text:p text:style-name="P15"><text:span text:style-name="T10">Développer</text:span><text:span text:style-name="T6"> un DELETE et un PATCH et un PUT </text:span><text:span text:style-name="T9">qui vont respectivement supprimer, mettre à jour partiellement et mettre à jour complètement les objets Repository contenu dans la liste de votre controller</text:span></text:p>
        </text:list-item>
      </text:list>
      <text:p text:style-name="P2"/>
      <text:h text:style-name="Heading_20_1" text:outline-level="1">Un service <text:span text:style-name="T16">maintenant</text:span></text:h>
      <text:p text:style-name="Text_20_body"/>
      <text:p text:style-name="P7">Créer une classe RepositoryService. Cette classe sera annotée par @Service.</text:p>
      <text:p text:style-name="P7"><text:soft-page-break/></text:p>
      <text:list xml:id="list4001117401" text:style-name="L2">
        <text:list-item>
          <text:p text:style-name="P17">Ajouter un contructeur au RepositoryController, qui prendra comme paramètre notre service. Annoter la méthode avec @Autowired (l'annotation est optionnelle, mais explicite)</text:p>
        </text:list-item>
        <text:list-item>
          <text:p text:style-name="P18">Déplacer la logique des méthodes de votre controller vers votre classe Service. Votre controller doit maintenant appeler votre service. </text:p>
        </text:list-item>
        <text:list-item>
          <text:p text:style-name="P19">Créer une classe RepositoryDTO sur le même modèle que Repository. Les méthodes de votre controller recevront dorénavant des RepositoryDTO, les transformeront en Repository avant d'appeler le RepositoryService</text:p>
        </text:list-item>
      </text:list>
      <text:p text:style-name="P8"/>
      <text:h text:style-name="P11" text:outline-level="1">La base de données, finalement</text:h>
      <text:p text:style-name="P9"/>
      <text:p text:style-name="P10">Créer une classe <text:span text:style-name="T18">RepositoryRepository ( oui, oui …) et annotez là avec </text:span><text:span text:style-name="T3">@Component</text:span><text:span text:style-name="T18">. </text:span><text:span text:style-name="T19">Cette classe service à appeler la base de données à travers un JPARepository (oui, encore un repository) et à appeler Github via son API REST. Ensuite, on aggr</text:span><text:span text:style-name="T26">è</text:span><text:span text:style-name="T19">gera les données afin de les transformer en objet métier.</text:span></text:p>
      <text:list xml:id="list2449062061" text:style-name="L3">
        <text:list-item>
          <text:p text:style-name="P20">Créer les scripts nécessaire à la création d'une table "repository". Un repository est constitué d'un nom, d'un propriétaire, d'un nombre de "issues" et d'un nombre de "pull-requests". <text:span text:style-name="T25">Le nom du repository sera unique</text:span></text:p>
        </text:list-item>
      </text:list>
      <text:list xml:id="list4283470078" text:style-name="L4">
        <text:list-item>
          <text:p text:style-name="P21">Créer une classe RepositoryEntity, qui sera annotée par <text:span text:style-name="T1">@Entity</text:span>. Cette classe sera la représentation de notre base de données. <text:span text:style-name="T24">Ajouter l'annotation </text:span><text:span text:style-name="T2">@Table(…)</text:span><text:span text:style-name="T24"> afin que cette entity pointe vers la bonne table de la base de données</text:span></text:p>
        </text:list-item>
        <text:list-item>
          <text:p text:style-name="P21">Ajouter à cette classe les attributs nécessaires <text:span text:style-name="T24">afin de pouvoir récupérer les éléments en base de données : </text:span><text:span text:style-name="T27">les éléments seront annotées par </text:span><text:span text:style-name="T5">@Column</text:span><text:span text:style-name="T27">, </text:span><text:span text:style-name="T5">@Id</text:span></text:p>
        </text:list-item>
      </text:list>
      <text:list xml:id="list374275542" text:style-name="L5">
        <text:list-item>
          <text:p text:style-name="P22"><text:span text:style-name="T20">Créer une classe RepositoryDao </text:span><text:span text:style-name="T21">qui sera annotée par </text:span><text:span text:style-name="T4">@Repository</text:span><text:span text:style-name="T21"> et implentera l'interface </text:span><text:a xlink:type="simple" xlink:href="https://docs.spring.io/spring-data/jpa/docs/current/api/org/springframework/data/jpa/repository/JpaRepository.html" text:style-name="Internet_20_link" text:visited-style-name="Visited_20_Internet_20_Link"><text:span text:style-name="T23">JpaRepository</text:span></text:a><text:span text:style-name="T21">&lt;T, ID&gt; </text:span><text:span text:style-name="T22">de spring-jpa, </text:span><text:span text:style-name="T24">où T représente le type de l'objet que l'on manipule (ici un "RepositoryEntity" et ID le type de la clé primaire</text:span></text:p>
        </text:list-item>
        <text:list-item>
          <text:p text:style-name="P23">Assemblez le tout !</text:p>
        </text:list-item>
        <text:list-item>
          <text:p text:style-name="P24"><text:span text:style-name="T28">Dans la classe RepositoryRepository, vous injecterez le RepositoryDao, et en vous basant sur les méthodes de ce dernier, vous créerez </text:span>les méthodes pour :</text:p>
          <text:list>
            <text:list-item>
              <text:p text:style-name="P25">récupérer tous les repositories</text:p>
            </text:list-item>
            <text:list-item>
              <text:p text:style-name="P25">récupérer un repository par son nom</text:p>
            </text:list-item>
            <text:list-item>
              <text:p text:style-name="P25">supprimer un r<text:span text:style-name="T29">e</text:span>pository par son nom</text:p>
            </text:list-item>
            <text:list-item>
              <text:p text:style-name="P25">mettre à jour un repository</text:p>
            </text:list-item>
            <text:list-item>
              <text:p text:style-name="P25">créer un un repository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1T22:38:44.859926898</meta:creation-date>
    <dc:date>2020-11-08T22:26:33.606481818</dc:date>
    <meta:editing-duration>P3DT20H34M21S</meta:editing-duration>
    <meta:editing-cycles>31</meta:editing-cycles>
    <meta:generator>LibreOffice/7.0.3.1$Linux_X86_64 LibreOffice_project/00$Build-1</meta:generator>
    <meta:document-statistic meta:table-count="0" meta:image-count="0" meta:object-count="0" meta:page-count="2" meta:paragraph-count="31" meta:word-count="536" meta:character-count="3464" meta:non-whitespace-character-count="2977"/>
  </office:meta>
</office:document-meta>
</file>